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2.9846in"/>
    </style:style>
    <style:style style:name="co3" style:family="table-column">
      <style:table-column-properties fo:break-before="auto" style:column-width="1.8264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1508in"/>
    </style:style>
    <style:style style:name="co6" style:family="table-column">
      <style:table-column-properties fo:break-before="auto" style:column-width="0.6146in"/>
    </style:style>
    <style:style style:name="co7" style:family="table-column">
      <style:table-column-properties fo:break-before="auto" style:column-width="7.02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5.4189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5.472in"/>
    </style:style>
    <style:style style:name="co12" style:family="table-column">
      <style:table-column-properties fo:break-before="auto" style:column-width="0.85in"/>
    </style:style>
    <style:style style:name="co13" style:family="table-column">
      <style:table-column-properties fo:break-before="auto" style:column-width="5.9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hardwar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visibility="collapse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10" table:default-cell-style-name="Default"/>
        <table:table-column table:style-name="co11" table:visibility="collapse" table:default-cell-style-name="Default"/>
        <table:table-column table:style-name="co12" table:default-cell-style-name="Default"/>
        <table:table-column table:style-name="co13" table:visibility="collapse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Product Name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Quantity</text:p>
          </table:table-cell>
          <table:table-cell table:style-name="ce2" office:value-type="string" calcext:value-type="string">
            <text:p>Unit Price (EUR)</text:p>
          </table:table-cell>
          <table:table-cell table:style-name="ce2" office:value-type="string" calcext:value-type="string">
            <text:p>Price</text:p>
          </table:table-cell>
          <table:table-cell table:style-name="ce1" office:value-type="string" calcext:value-type="string">
            <text:p>Official Link</text:p>
          </table:table-cell>
          <table:table-cell table:style-name="ce1"/>
          <table:table-cell table:style-name="ce1" office:value-type="string" calcext:value-type="string">
            <text:p>Geizhals Link</text:p>
          </table:table-cell>
          <table:table-cell table:style-name="ce1"/>
          <table:table-cell table:style-name="ce1" office:value-type="string" calcext:value-type="string">
            <text:p>Google Buy Link</text:p>
          </table:table-cell>
          <table:table-cell table:style-name="ce1"/>
          <table:table-cell table:style-name="ce1" office:value-type="string" calcext:value-type="string">
            <text:p>eBay Pro Link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be quiet! Pure Base 501 Airflow Black</text:p>
          </table:table-cell>
          <table:table-cell office:value-type="string" calcext:value-type="string">
            <text:p>BG074</text:p>
          </table:table-cell>
          <table:table-cell office:value-type="float" office:value="1" calcext:value-type="float">
            <text:p>1</text:p>
          </table:table-cell>
          <table:table-cell office:value-type="float" office:value="59.89" calcext:value-type="float">
            <text:p>59.89</text:p>
          </table:table-cell>
          <table:table-cell table:formula="of:=[.E2]*[.F2]" office:value-type="float" office:value="59.89" calcext:value-type="float">
            <text:p>59.89</text:p>
          </table:table-cell>
          <table:table-cell office:value-type="string" calcext:value-type="string">
            <text:p>https://www.bequiet.com/en/case/pure-base-501</text:p>
          </table:table-cell>
          <table:table-cell table:formula="of:=HYPERLINK([.H2];&quot;Official Link&quot;)" office:value-type="string" office:string-value="Official Link" calcext:value-type="string">
            <text:p>Official Link</text:p>
          </table:table-cell>
          <table:table-cell office:value-type="string" calcext:value-type="string">
            <text:p>https://geizhals.de/be-quiet-pure-base-501-airflow-black-bg074-a3297354.html</text:p>
          </table:table-cell>
          <table:table-cell table:formula="of:=HYPERLINK([.J2];&quot;Geizhals&quot;)" office:value-type="string" office:string-value="Geizhals" calcext:value-type="string">
            <text:p>Geizhals</text:p>
          </table:table-cell>
          <table:table-cell office:value-type="string" calcext:value-type="string">
            <text:p>https://www.google.com/search?q=be+quiet+Pure+Base+501+Airflow+buy&amp;tbm=shop</text:p>
          </table:table-cell>
          <table:table-cell table:formula="of:=HYPERLINK([.L2];&quot;Google Buy&quot;)" office:value-type="string" office:string-value="Google Buy" calcext:value-type="string">
            <text:p>Google Buy</text:p>
          </table:table-cell>
          <table:table-cell office:value-type="string" calcext:value-type="string">
            <text:p>https://www.ebay.com/sch/i.html?_nkw=be+quiet+Pure+Base+501+Airflow&amp;LH_SellerType=2</text:p>
          </table:table-cell>
          <table:table-cell table:formula="of:=HYPERLINK([.N2];&quot;Ebay Pro&quot;)" office:value-type="string" office:string-value="Ebay Pro" calcext:value-type="string">
            <text:p>Ebay Pr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easonic Focus GX 750W ATX 3.1 (2024)</text:p>
          </table:table-cell>
          <table:table-cell office:value-type="string" calcext:value-type="string">
            <text:p>FOCUS-GX-750-V4-WHITE</text:p>
          </table:table-cell>
          <table:table-cell office:value-type="float" office:value="1" calcext:value-type="float">
            <text:p>1</text:p>
          </table:table-cell>
          <table:table-cell office:value-type="float" office:value="83.19" calcext:value-type="float">
            <text:p>83.19</text:p>
          </table:table-cell>
          <table:table-cell table:formula="of:=[.E3]*[.F3]" office:value-type="float" office:value="83.19" calcext:value-type="float">
            <text:p>83.19</text:p>
          </table:table-cell>
          <table:table-cell office:value-type="string" calcext:value-type="string">
            <text:p>https://seasonic.com/focus-gx</text:p>
          </table:table-cell>
          <table:table-cell table:formula="of:=HYPERLINK([.H3];&quot;Official Link&quot;)" office:value-type="string" office:string-value="Official Link" calcext:value-type="string">
            <text:p>Official Link</text:p>
          </table:table-cell>
          <table:table-cell office:value-type="string" calcext:value-type="string">
            <text:p>https://geizhals.de/seasonic-focus-gx-white-atx-3-gx-750-750w-atx-3-1-a3264426.html</text:p>
          </table:table-cell>
          <table:table-cell table:formula="of:=HYPERLINK([.J3];&quot;Geizhals&quot;)" office:value-type="string" office:string-value="Geizhals" calcext:value-type="string">
            <text:p>Geizhals</text:p>
          </table:table-cell>
          <table:table-cell office:value-type="string" calcext:value-type="string">
            <text:p>https://www.google.com/search?q=Seasonic+Focus+GX+750W+buy&amp;tbm=shop</text:p>
          </table:table-cell>
          <table:table-cell table:formula="of:=HYPERLINK([.L3];&quot;Google Buy&quot;)" office:value-type="string" office:string-value="Google Buy" calcext:value-type="string">
            <text:p>Google Buy</text:p>
          </table:table-cell>
          <table:table-cell office:value-type="string" calcext:value-type="string">
            <text:p>https://www.ebay.com/sch/i.html?_nkw=Seasonic+Focus+GX+750W&amp;LH_SellerType=2</text:p>
          </table:table-cell>
          <table:table-cell table:formula="of:=HYPERLINK([.N3];&quot;Ebay Pro&quot;)" office:value-type="string" office:string-value="Ebay Pro" calcext:value-type="string">
            <text:p>Ebay Pr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office:value-type="string" calcext:value-type="string">
            <text:p>ASUS TUF Gaming B550-Plus (AM4)</text:p>
          </table:table-cell>
          <table:table-cell office:value-type="string" calcext:value-type="string">
            <text:p>90MB14G0-M0EAY0</text:p>
          </table:table-cell>
          <table:table-cell office:value-type="float" office:value="1" calcext:value-type="float">
            <text:p>1</text:p>
          </table:table-cell>
          <table:table-cell office:value-type="float" office:value="106.82" calcext:value-type="float">
            <text:p>106.82</text:p>
          </table:table-cell>
          <table:table-cell table:formula="of:=[.E4]*[.F4]" office:value-type="float" office:value="106.82" calcext:value-type="float">
            <text:p>106.82</text:p>
          </table:table-cell>
          <table:table-cell office:value-type="string" calcext:value-type="string">
            <text:p>https://www.asus.com/motherboards-components/motherboards/tuf-gaming/tuf-gaming-b550-plus/</text:p>
          </table:table-cell>
          <table:table-cell table:formula="of:=HYPERLINK([.H4];&quot;Official Link&quot;)" office:value-type="string" office:string-value="Official Link" calcext:value-type="string">
            <text:p>Official Link</text:p>
          </table:table-cell>
          <table:table-cell office:value-type="string" calcext:value-type="string">
            <text:p>https://geizhals.de/asus-tuf-gaming-b550-plus-a2295462.html</text:p>
          </table:table-cell>
          <table:table-cell table:formula="of:=HYPERLINK([.J4];&quot;Geizhals&quot;)" office:value-type="string" office:string-value="Geizhals" calcext:value-type="string">
            <text:p>Geizhals</text:p>
          </table:table-cell>
          <table:table-cell office:value-type="string" calcext:value-type="string">
            <text:p>https://www.google.com/search?q=ASUS+TUF+Gaming+B550-Plus+buy&amp;tbm=shop</text:p>
          </table:table-cell>
          <table:table-cell table:formula="of:=HYPERLINK([.L4];&quot;Google Buy&quot;)" office:value-type="string" office:string-value="Google Buy" calcext:value-type="string">
            <text:p>Google Buy</text:p>
          </table:table-cell>
          <table:table-cell office:value-type="string" calcext:value-type="string">
            <text:p>https://www.ebay.com/sch/i.html?_nkw=ASUS+TUF+Gaming+B550-Plus&amp;LH_SellerType=2</text:p>
          </table:table-cell>
          <table:table-cell table:formula="of:=HYPERLINK([.N4];&quot;Ebay Pro&quot;)" office:value-type="string" office:string-value="Ebay Pro" calcext:value-type="string">
            <text:p>Ebay Pr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AMD Ryzen 7 PRO 4750G 8C/16T</text:p>
          </table:table-cell>
          <table:table-cell office:value-type="string" calcext:value-type="string">
            <text:p>100-100000145MPK</text:p>
          </table:table-cell>
          <table:table-cell office:value-type="float" office:value="1" calcext:value-type="float">
            <text:p>1</text:p>
          </table:table-cell>
          <table:table-cell office:value-type="float" office:value="187.3" calcext:value-type="float">
            <text:p>187.30</text:p>
          </table:table-cell>
          <table:table-cell table:formula="of:=[.E5]*[.F5]" office:value-type="float" office:value="187.3" calcext:value-type="float">
            <text:p>187.30</text:p>
          </table:table-cell>
          <table:table-cell office:value-type="string" calcext:value-type="string">
            <text:p>https://www.amd.com/en/products/apu/amd-ryzen-7-pro-4750g</text:p>
          </table:table-cell>
          <table:table-cell table:formula="of:=HYPERLINK([.H5];&quot;Official Link&quot;)" office:value-type="string" office:string-value="Official Link" calcext:value-type="string">
            <text:p>Official Link</text:p>
          </table:table-cell>
          <table:table-cell office:value-type="string" calcext:value-type="string">
            <text:p>https://geizhals.de/amd-ryzen-7-pro-4750g-100-100000145mpk-a2336717.html</text:p>
          </table:table-cell>
          <table:table-cell table:formula="of:=HYPERLINK([.J5];&quot;Geizhals&quot;)" office:value-type="string" office:string-value="Geizhals" calcext:value-type="string">
            <text:p>Geizhals</text:p>
          </table:table-cell>
          <table:table-cell office:value-type="string" calcext:value-type="string">
            <text:p>https://www.google.com/search?q=AMD+Ryzen+7+PRO+4750G+buy&amp;tbm=shop</text:p>
          </table:table-cell>
          <table:table-cell table:formula="of:=HYPERLINK([.L5];&quot;Google Buy&quot;)" office:value-type="string" office:string-value="Google Buy" calcext:value-type="string">
            <text:p>Google Buy</text:p>
          </table:table-cell>
          <table:table-cell office:value-type="string" calcext:value-type="string">
            <text:p>https://www.ebay.com/sch/i.html?_nkw=AMD+Ryzen+7+PRO+4750G&amp;LH_SellerType=2</text:p>
          </table:table-cell>
          <table:table-cell table:formula="of:=HYPERLINK([.N5];&quot;Ebay Pro&quot;)" office:value-type="string" office:string-value="Ebay Pro" calcext:value-type="string">
            <text:p>Ebay Pr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Noctua NH-U12S redux CPU Cooler</text:p>
          </table:table-cell>
          <table:table-cell office:value-type="string" calcext:value-type="string">
            <text:p>NH-U12S redux</text:p>
          </table:table-cell>
          <table:table-cell office:value-type="float" office:value="1" calcext:value-type="float">
            <text:p>1</text:p>
          </table:table-cell>
          <table:table-cell office:value-type="float" office:value="54.6" calcext:value-type="float">
            <text:p>54.60</text:p>
          </table:table-cell>
          <table:table-cell table:formula="of:=[.E6]*[.F6]" office:value-type="float" office:value="54.6" calcext:value-type="float">
            <text:p>54.60</text:p>
          </table:table-cell>
          <table:table-cell office:value-type="string" calcext:value-type="string">
            <text:p>https://noctua.at/en/nh-u12s-redux</text:p>
          </table:table-cell>
          <table:table-cell table:formula="of:=HYPERLINK([.H6];&quot;Official Link&quot;)" office:value-type="string" office:string-value="Official Link" calcext:value-type="string">
            <text:p>Official Link</text:p>
          </table:table-cell>
          <table:table-cell office:value-type="string" calcext:value-type="string">
            <text:p>https://geizhals.de/noctua-nh-u12s-redux-a2491185.html</text:p>
          </table:table-cell>
          <table:table-cell table:formula="of:=HYPERLINK([.J6];&quot;Geizhals&quot;)" office:value-type="string" office:string-value="Geizhals" calcext:value-type="string">
            <text:p>Geizhals</text:p>
          </table:table-cell>
          <table:table-cell office:value-type="string" calcext:value-type="string">
            <text:p>https://www.google.com/search?q=Noctua+NH-U12S+redux+buy&amp;tbm=shop</text:p>
          </table:table-cell>
          <table:table-cell table:formula="of:=HYPERLINK([.L6];&quot;Google Buy&quot;)" office:value-type="string" office:string-value="Google Buy" calcext:value-type="string">
            <text:p>Google Buy</text:p>
          </table:table-cell>
          <table:table-cell office:value-type="string" calcext:value-type="string">
            <text:p>https://www.ebay.com/sch/i.html?_nkw=Noctua+NH-U12S+redux&amp;LH_SellerType=2</text:p>
          </table:table-cell>
          <table:table-cell table:formula="of:=HYPERLINK([.N6];&quot;Ebay Pro&quot;)" office:value-type="string" office:string-value="Ebay Pro" calcext:value-type="string">
            <text:p>Ebay Pr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Samsung UDIMM 16GB DDR4-3200 ECC</text:p>
          </table:table-cell>
          <table:table-cell office:value-type="string" calcext:value-type="string">
            <text:p>M391A2G43BB2-CWE</text:p>
          </table:table-cell>
          <table:table-cell office:value-type="float" office:value="4" calcext:value-type="float">
            <text:p>4</text:p>
          </table:table-cell>
          <table:table-cell office:value-type="float" office:value="179.9" calcext:value-type="float">
            <text:p>179.90</text:p>
          </table:table-cell>
          <table:table-cell table:formula="of:=[.E7]*[.F7]" office:value-type="float" office:value="719.6" calcext:value-type="float">
            <text:p>719.60</text:p>
          </table:table-cell>
          <table:table-cell office:value-type="string" calcext:value-type="string">
            <text:p>https://semiconductor.samsung.com/dram/module/unbuffered-dimm/m391a2g43bb2-cwe/</text:p>
          </table:table-cell>
          <table:table-cell table:formula="of:=HYPERLINK([.H7];&quot;Official Link&quot;)" office:value-type="string" office:string-value="Official Link" calcext:value-type="string">
            <text:p>Official Link</text:p>
          </table:table-cell>
          <table:table-cell office:value-type="string" calcext:value-type="string">
            <text:p>https://geizhals.de/samsung-dimm-16gb-m391a2g43bb2-cwe-a2310433.html</text:p>
          </table:table-cell>
          <table:table-cell table:formula="of:=HYPERLINK([.J7];&quot;Geizhals&quot;)" office:value-type="string" office:string-value="Geizhals" calcext:value-type="string">
            <text:p>Geizhals</text:p>
          </table:table-cell>
          <table:table-cell office:value-type="string" calcext:value-type="string">
            <text:p>https://www.google.com/search?q=Samsung+M391A2G43BB2-CWE+buy&amp;tbm=shop</text:p>
          </table:table-cell>
          <table:table-cell table:formula="of:=HYPERLINK([.L7];&quot;Google Buy&quot;)" office:value-type="string" office:string-value="Google Buy" calcext:value-type="string">
            <text:p>Google Buy</text:p>
          </table:table-cell>
          <table:table-cell office:value-type="string" calcext:value-type="string">
            <text:p>https://www.ebay.com/sch/i.html?_nkw=M391A2G43BB2-CWE&amp;LH_SellerType=2</text:p>
          </table:table-cell>
          <table:table-cell table:formula="of:=HYPERLINK([.N7];&quot;Ebay Pro&quot;)" office:value-type="string" office:string-value="Ebay Pro" calcext:value-type="string">
            <text:p>Ebay Pr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Samsung OEM Datacenter SSD SM883 480GB</text:p>
          </table:table-cell>
          <table:table-cell office:value-type="string" calcext:value-type="string">
            <text:p>MZ7KH480HAHQ-00005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.00</text:p>
          </table:table-cell>
          <table:table-cell table:formula="of:=[.E8]*[.F8]" office:value-type="float" office:value="440" calcext:value-type="float">
            <text:p>440.00</text:p>
          </table:table-cell>
          <table:table-cell office:value-type="string" calcext:value-type="string">
            <text:p><text:a xlink:href="https://semiconductor.samsung.com/ssd/datacenter-ssd/sm883/" xlink:type="simple">https://semiconductor.samsung.com/ssd/datacenter-ssd/sm883/</text:a></text:p>
          </table:table-cell>
          <table:table-cell table:formula="of:=HYPERLINK([.H8];&quot;Official Link&quot;)" office:value-type="string" office:string-value="Official Link" calcext:value-type="string">
            <text:p>Official Link</text:p>
          </table:table-cell>
          <table:table-cell office:value-type="string" calcext:value-type="string">
            <text:p>https://geizhals.de/?fs=Samsung+SM883+480GB</text:p>
          </table:table-cell>
          <table:table-cell table:formula="of:=HYPERLINK([.J8];&quot;Geizhals&quot;)" office:value-type="string" office:string-value="Geizhals" calcext:value-type="string">
            <text:p>Geizhals</text:p>
          </table:table-cell>
          <table:table-cell office:value-type="string" calcext:value-type="string">
            <text:p>https://www.google.com/search?q=Samsung+SM883+480GB+buy&amp;tbm=shop</text:p>
          </table:table-cell>
          <table:table-cell table:formula="of:=HYPERLINK([.L8];&quot;Google Buy&quot;)" office:value-type="string" office:string-value="Google Buy" calcext:value-type="string">
            <text:p>Google Buy</text:p>
          </table:table-cell>
          <table:table-cell office:value-type="string" calcext:value-type="string">
            <text:p>https://www.ebay.com/sch/i.html?_nkw=Samsung+SM883+480GB&amp;LH_SellerType=2</text:p>
          </table:table-cell>
          <table:table-cell table:formula="of:=HYPERLINK([.N8];&quot;Ebay Pro&quot;)" office:value-type="string" office:string-value="Ebay Pro" calcext:value-type="string">
            <text:p>Ebay Pr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B Hub</text:p>
          </table:table-cell>
          <table:table-cell office:value-type="string" calcext:value-type="string">
            <text:p>StarTech Wallmount 7-Port Industrial USB 3.0</text:p>
          </table:table-cell>
          <table:table-cell office:value-type="string" calcext:value-type="string">
            <text:p>ST7300U3M</text:p>
          </table:table-cell>
          <table:table-cell office:value-type="float" office:value="1" calcext:value-type="float">
            <text:p>1</text:p>
          </table:table-cell>
          <table:table-cell office:value-type="float" office:value="82.4" calcext:value-type="float">
            <text:p>82.40</text:p>
          </table:table-cell>
          <table:table-cell table:formula="of:=[.E9]*[.F9]" office:value-type="float" office:value="82.4" calcext:value-type="float">
            <text:p>82.40</text:p>
          </table:table-cell>
          <table:table-cell office:value-type="string" calcext:value-type="string">
            <text:p>https://www.startech.com/en-us/cards-adapters/st7300u3m</text:p>
          </table:table-cell>
          <table:table-cell table:formula="of:=HYPERLINK([.H9];&quot;Official Link&quot;)" office:value-type="string" office:string-value="Official Link" calcext:value-type="string">
            <text:p>Official Link</text:p>
          </table:table-cell>
          <table:table-cell office:value-type="string" calcext:value-type="string">
            <text:p>https://geizhals.de/startech-7-port-industrial-usb-3-0-hub-st7300u3m-a1103756.html</text:p>
          </table:table-cell>
          <table:table-cell table:formula="of:=HYPERLINK([.J9];&quot;Geizhals&quot;)" office:value-type="string" office:string-value="Geizhals" calcext:value-type="string">
            <text:p>Geizhals</text:p>
          </table:table-cell>
          <table:table-cell office:value-type="string" calcext:value-type="string">
            <text:p>https://www.google.com/search?q=StarTech+ST7300U3M+buy&amp;tbm=shop</text:p>
          </table:table-cell>
          <table:table-cell table:formula="of:=HYPERLINK([.L9];&quot;Google Buy&quot;)" office:value-type="string" office:string-value="Google Buy" calcext:value-type="string">
            <text:p>Google Buy</text:p>
          </table:table-cell>
          <table:table-cell office:value-type="string" calcext:value-type="string">
            <text:p>https://www.ebay.com/sch/i.html?_nkw=StarTech+ST7300U3M&amp;LH_SellerType=2</text:p>
          </table:table-cell>
          <table:table-cell table:formula="of:=HYPERLINK([.N9];&quot;Ebay Pro&quot;)" office:value-type="string" office:string-value="Ebay Pro" calcext:value-type="string">
            <text:p>Ebay Pr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ble</text:p>
          </table:table-cell>
          <table:table-cell office:value-type="string" calcext:value-type="string">
            <text:p>DeLOCK USB-A 3.0 Extension Cable 0.15m</text:p>
          </table:table-cell>
          <table:table-cell office:value-type="float" office:value="82776" calcext:value-type="float">
            <text:p>82776</text:p>
          </table:table-cell>
          <table:table-cell office:value-type="float" office:value="7" calcext:value-type="float">
            <text:p>7</text:p>
          </table:table-cell>
          <table:table-cell office:value-type="float" office:value="5.06" calcext:value-type="float">
            <text:p>5.06</text:p>
          </table:table-cell>
          <table:table-cell table:formula="of:=[.E10]*[.F10]" office:value-type="float" office:value="35.42" calcext:value-type="float">
            <text:p>35.42</text:p>
          </table:table-cell>
          <table:table-cell office:value-type="string" calcext:value-type="string">
            <text:p>https://www.delock.com/produkt/82776/merkmale.html</text:p>
          </table:table-cell>
          <table:table-cell table:formula="of:=HYPERLINK([.H10];&quot;Official Link&quot;)" office:value-type="string" office:string-value="Official Link" calcext:value-type="string">
            <text:p>Official Link</text:p>
          </table:table-cell>
          <table:table-cell office:value-type="string" calcext:value-type="string">
            <text:p>https://geizhals.de/delock-usb-3-0-verlaengerungskabel-0-15m-82776-a1147817.html</text:p>
          </table:table-cell>
          <table:table-cell table:formula="of:=HYPERLINK([.J10];&quot;Geizhals&quot;)" office:value-type="string" office:string-value="Geizhals" calcext:value-type="string">
            <text:p>Geizhals</text:p>
          </table:table-cell>
          <table:table-cell office:value-type="string" calcext:value-type="string">
            <text:p>https://www.google.com/search?q=DeLOCK+82776+buy&amp;tbm=shop</text:p>
          </table:table-cell>
          <table:table-cell table:formula="of:=HYPERLINK([.L10];&quot;Google Buy&quot;)" office:value-type="string" office:string-value="Google Buy" calcext:value-type="string">
            <text:p>Google Buy</text:p>
          </table:table-cell>
          <table:table-cell office:value-type="string" calcext:value-type="string">
            <text:p>https://www.ebay.com/sch/i.html?_nkw=DeLOCK+82776&amp;LH_SellerType=2</text:p>
          </table:table-cell>
          <table:table-cell table:formula="of:=HYPERLINK([.N10];&quot;Ebay Pro&quot;)" office:value-type="string" office:string-value="Ebay Pro" calcext:value-type="string">
            <text:p>Ebay Pr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USB Silicon Dust Caps (A + C)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4.29" calcext:value-type="float">
            <text:p>4.29</text:p>
          </table:table-cell>
          <table:table-cell table:formula="of:=[.E11]*[.F11]" office:value-type="float" office:value="4.29" calcext:value-type="float">
            <text:p>4.29</text:p>
          </table:table-cell>
          <table:table-cell office:value-type="string" calcext:value-type="string">
            <text:p>N/A</text:p>
          </table:table-cell>
          <table:table-cell table:formula="of:=HYPERLINK([.H11];&quot;Official Link&quot;)" office:value-type="string" office:string-value="Official Link" calcext:value-type="string">
            <text:p>Official Link</text:p>
          </table:table-cell>
          <table:table-cell office:value-type="string" calcext:value-type="string">
            <text:p>N/A</text:p>
          </table:table-cell>
          <table:table-cell table:formula="of:=HYPERLINK([.J11];&quot;Geizhals&quot;)" office:value-type="string" office:string-value="Geizhals" calcext:value-type="string">
            <text:p>Geizhals</text:p>
          </table:table-cell>
          <table:table-cell office:value-type="string" calcext:value-type="string">
            <text:p>https://www.google.com/search?q=USB-A+USB-C+dust+caps+buy&amp;tbm=shop</text:p>
          </table:table-cell>
          <table:table-cell table:formula="of:=HYPERLINK([.L11];&quot;Google Buy&quot;)" office:value-type="string" office:string-value="Google Buy" calcext:value-type="string">
            <text:p>Google Buy</text:p>
          </table:table-cell>
          <table:table-cell office:value-type="string" calcext:value-type="string">
            <text:p>https://www.ebay.com/sch/i.html?_nkw=USB+dust+caps&amp;LH_SellerType=2</text:p>
          </table:table-cell>
          <table:table-cell table:formula="of:=HYPERLINK([.N11];&quot;Ebay Pro&quot;)" office:value-type="string" office:string-value="Ebay Pro" calcext:value-type="string">
            <text:p>Ebay Pr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APC Smart-UPS 750VA LCD SmartConnect</text:p>
          </table:table-cell>
          <table:table-cell office:value-type="string" calcext:value-type="string">
            <text:p>SMT750IC</text:p>
          </table:table-cell>
          <table:table-cell office:value-type="float" office:value="1" calcext:value-type="float">
            <text:p>1</text:p>
          </table:table-cell>
          <table:table-cell office:value-type="float" office:value="390.61" calcext:value-type="float">
            <text:p>390.61</text:p>
          </table:table-cell>
          <table:table-cell table:formula="of:=[.E12]*[.F12]" office:value-type="float" office:value="390.61" calcext:value-type="float">
            <text:p>390.61</text:p>
          </table:table-cell>
          <table:table-cell office:value-type="string" calcext:value-type="string">
            <text:p>https://www.apc.com/shop/us/en/products/APC-Smart-UPS-750VA-LCD-230V-with-SmartConnect/P-SMT750IC</text:p>
          </table:table-cell>
          <table:table-cell table:formula="of:=HYPERLINK([.H12];&quot;Official Link&quot;)" office:value-type="string" office:string-value="Official Link" calcext:value-type="string">
            <text:p>Official Link</text:p>
          </table:table-cell>
          <table:table-cell office:value-type="string" calcext:value-type="string">
            <text:p>https://geizhals.de/apc-smart-ups-750va-lcd-smt750ic-a1787163.html</text:p>
          </table:table-cell>
          <table:table-cell table:formula="of:=HYPERLINK([.J12];&quot;Geizhals&quot;)" office:value-type="string" office:string-value="Geizhals" calcext:value-type="string">
            <text:p>Geizhals</text:p>
          </table:table-cell>
          <table:table-cell office:value-type="string" calcext:value-type="string">
            <text:p>https://www.google.com/search?q=APC+SMT750IC+buy&amp;tbm=shop</text:p>
          </table:table-cell>
          <table:table-cell table:formula="of:=HYPERLINK([.L12];&quot;Google Buy&quot;)" office:value-type="string" office:string-value="Google Buy" calcext:value-type="string">
            <text:p>Google Buy</text:p>
          </table:table-cell>
          <table:table-cell office:value-type="string" calcext:value-type="string">
            <text:p>https://www.ebay.com/sch/i.html?_nkw=APC+SMT750IC&amp;LH_SellerType=2</text:p>
          </table:table-cell>
          <table:table-cell table:formula="of:=HYPERLINK([.N12];&quot;Ebay Pro&quot;)" office:value-type="string" office:string-value="Ebay Pro" calcext:value-type="string">
            <text:p>Ebay Pr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MikroTik RouterBOARD hAP ax2</text:p>
          </table:table-cell>
          <table:table-cell office:value-type="string" calcext:value-type="string">
            <text:p>C52iG-5HaxD2HaxD-TC</text:p>
          </table:table-cell>
          <table:table-cell office:value-type="float" office:value="1" calcext:value-type="float">
            <text:p>1</text:p>
          </table:table-cell>
          <table:table-cell office:value-type="float" office:value="79.96" calcext:value-type="float">
            <text:p>79.96</text:p>
          </table:table-cell>
          <table:table-cell table:formula="of:=[.E13]*[.F13]" office:value-type="float" office:value="79.96" calcext:value-type="float">
            <text:p>79.96</text:p>
          </table:table-cell>
          <table:table-cell office:value-type="string" calcext:value-type="string">
            <text:p>https://mikrotik.com/product/hap_ax2</text:p>
          </table:table-cell>
          <table:table-cell table:formula="of:=HYPERLINK([.H13];&quot;Official Link&quot;)" office:value-type="string" office:string-value="Official Link" calcext:value-type="string">
            <text:p>Official Link</text:p>
          </table:table-cell>
          <table:table-cell office:value-type="string" calcext:value-type="string">
            <text:p>https://geizhals.de/mikrotik-routerboard-hap-ax2-c52ig-5haxd2haxd-tc-a2818617.html</text:p>
          </table:table-cell>
          <table:table-cell table:formula="of:=HYPERLINK([.J13];&quot;Geizhals&quot;)" office:value-type="string" office:string-value="Geizhals" calcext:value-type="string">
            <text:p>Geizhals</text:p>
          </table:table-cell>
          <table:table-cell office:value-type="string" calcext:value-type="string">
            <text:p>https://www.google.com/search?q=MikroTik+hAP+ax2+buy&amp;tbm=shop</text:p>
          </table:table-cell>
          <table:table-cell table:formula="of:=HYPERLINK([.L13];&quot;Google Buy&quot;)" office:value-type="string" office:string-value="Google Buy" calcext:value-type="string">
            <text:p>Google Buy</text:p>
          </table:table-cell>
          <table:table-cell office:value-type="string" calcext:value-type="string">
            <text:p>https://www.ebay.com/sch/i.html?_nkw=MikroTik+hAP+ax2&amp;LH_SellerType=2</text:p>
          </table:table-cell>
          <table:table-cell table:formula="of:=HYPERLINK([.N13];&quot;Ebay Pro&quot;)" office:value-type="string" office:string-value="Ebay Pro" calcext:value-type="string">
            <text:p>Ebay Pr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P-Link TL-SG1024DE 24-Port Smart Switch</text:p>
          </table:table-cell>
          <table:table-cell office:value-type="string" calcext:value-type="string">
            <text:p>TL-SG1024DE</text:p>
          </table:table-cell>
          <table:table-cell office:value-type="float" office:value="1" calcext:value-type="float">
            <text:p>1</text:p>
          </table:table-cell>
          <table:table-cell office:value-type="float" office:value="84.9" calcext:value-type="float">
            <text:p>84.90</text:p>
          </table:table-cell>
          <table:table-cell table:formula="of:=[.E14]*[.F14]" office:value-type="float" office:value="84.9" calcext:value-type="float">
            <text:p>84.90</text:p>
          </table:table-cell>
          <table:table-cell office:value-type="string" calcext:value-type="string">
            <text:p>https://www.tp-link.com/en/business-networking/easy-smart-switch/tl-sg1024de/</text:p>
          </table:table-cell>
          <table:table-cell table:formula="of:=HYPERLINK([.H14];&quot;Official Link&quot;)" office:value-type="string" office:string-value="Official Link" calcext:value-type="string">
            <text:p>Official Link</text:p>
          </table:table-cell>
          <table:table-cell office:value-type="string" calcext:value-type="string">
            <text:p>https://geizhals.de/tp-link-tl-sg1024de-a943144.html</text:p>
          </table:table-cell>
          <table:table-cell table:formula="of:=HYPERLINK([.J14];&quot;Geizhals&quot;)" office:value-type="string" office:string-value="Geizhals" calcext:value-type="string">
            <text:p>Geizhals</text:p>
          </table:table-cell>
          <table:table-cell office:value-type="string" calcext:value-type="string">
            <text:p>https://www.google.com/search?q=TP-Link+TL-SG1024DE+buy&amp;tbm=shop</text:p>
          </table:table-cell>
          <table:table-cell table:formula="of:=HYPERLINK([.L14];&quot;Google Buy&quot;)" office:value-type="string" office:string-value="Google Buy" calcext:value-type="string">
            <text:p>Google Buy</text:p>
          </table:table-cell>
          <table:table-cell office:value-type="string" calcext:value-type="string">
            <text:p>https://www.ebay.com/sch/i.html?_nkw=TL-SG1024DE&amp;LH_SellerType=2</text:p>
          </table:table-cell>
          <table:table-cell table:formula="of:=HYPERLINK([.N14];&quot;Ebay Pro&quot;)" office:value-type="string" office:string-value="Ebay Pro" calcext:value-type="string">
            <text:p>Ebay Pr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Logitech HD Pro C920 Webcam</text:p>
          </table:table-cell>
          <table:table-cell office:value-type="string" calcext:value-type="string">
            <text:p>960-001055</text:p>
          </table:table-cell>
          <table:table-cell office:value-type="float" office:value="1" calcext:value-type="float">
            <text:p>1</text:p>
          </table:table-cell>
          <table:table-cell office:value-type="float" office:value="49.99" calcext:value-type="float">
            <text:p>49.99</text:p>
          </table:table-cell>
          <table:table-cell table:formula="of:=[.E15]*[.F15]" office:value-type="float" office:value="49.99" calcext:value-type="float">
            <text:p>49.99</text:p>
          </table:table-cell>
          <table:table-cell office:value-type="string" calcext:value-type="string">
            <text:p>https://www.logitech.com/en-us/products/webcams/c920-pro-hd-webcam.960-000764.html</text:p>
          </table:table-cell>
          <table:table-cell table:formula="of:=HYPERLINK([.H15];&quot;Official Link&quot;)" office:value-type="string" office:string-value="Official Link" calcext:value-type="string">
            <text:p>Official Link</text:p>
          </table:table-cell>
          <table:table-cell office:value-type="string" calcext:value-type="string">
            <text:p>https://geizhals.de/logitech-c920-hd-pro-webcam-960-001055-a1354003.html</text:p>
          </table:table-cell>
          <table:table-cell table:formula="of:=HYPERLINK([.J15];&quot;Geizhals&quot;)" office:value-type="string" office:string-value="Geizhals" calcext:value-type="string">
            <text:p>Geizhals</text:p>
          </table:table-cell>
          <table:table-cell office:value-type="string" calcext:value-type="string">
            <text:p>https://www.google.com/search?q=Logitech+C920+buy&amp;tbm=shop</text:p>
          </table:table-cell>
          <table:table-cell table:formula="of:=HYPERLINK([.L15];&quot;Google Buy&quot;)" office:value-type="string" office:string-value="Google Buy" calcext:value-type="string">
            <text:p>Google Buy</text:p>
          </table:table-cell>
          <table:table-cell office:value-type="string" calcext:value-type="string">
            <text:p>https://www.ebay.com/sch/i.html?_nkw=Logitech+C920&amp;LH_SellerType=2</text:p>
          </table:table-cell>
          <table:table-cell table:formula="of:=HYPERLINK([.N15];&quot;Ebay Pro&quot;)" office:value-type="string" office:string-value="Ebay Pro" calcext:value-type="string">
            <text:p>Ebay Pr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ogitech K120 Keyboard US Layout</text:p>
          </table:table-cell>
          <table:table-cell office:value-type="string" calcext:value-type="string">
            <text:p>920-002479</text:p>
          </table:table-cell>
          <table:table-cell office:value-type="float" office:value="22" calcext:value-type="float">
            <text:p>22</text:p>
          </table:table-cell>
          <table:table-cell office:value-type="float" office:value="8.85" calcext:value-type="float">
            <text:p>8.85</text:p>
          </table:table-cell>
          <table:table-cell table:formula="of:=[.E16]*[.F16]" office:value-type="float" office:value="194.7" calcext:value-type="float">
            <text:p>194.70</text:p>
          </table:table-cell>
          <table:table-cell office:value-type="string" calcext:value-type="string">
            <text:p>https://www.logitech.com/en-us/products/keyboards/k120-usb-keyboard-business.920-002478.html</text:p>
          </table:table-cell>
          <table:table-cell table:formula="of:=HYPERLINK([.H16];&quot;Official Link&quot;)" office:value-type="string" office:string-value="Official Link" calcext:value-type="string">
            <text:p>Official Link</text:p>
          </table:table-cell>
          <table:table-cell office:value-type="string" calcext:value-type="string">
            <text:p>https://geizhals.de/logitech-k120-keyboard-for-business-920-002479-a541019.html</text:p>
          </table:table-cell>
          <table:table-cell table:formula="of:=HYPERLINK([.J16];&quot;Geizhals&quot;)" office:value-type="string" office:string-value="Geizhals" calcext:value-type="string">
            <text:p>Geizhals</text:p>
          </table:table-cell>
          <table:table-cell office:value-type="string" calcext:value-type="string">
            <text:p>https://www.google.com/search?q=Logitech+K120+US+buy&amp;tbm=shop</text:p>
          </table:table-cell>
          <table:table-cell table:formula="of:=HYPERLINK([.L16];&quot;Google Buy&quot;)" office:value-type="string" office:string-value="Google Buy" calcext:value-type="string">
            <text:p>Google Buy</text:p>
          </table:table-cell>
          <table:table-cell office:value-type="string" calcext:value-type="string">
            <text:p>https://www.ebay.com/sch/i.html?_nkw=Logitech+K120+US+ANSI&amp;LH_SellerType=2</text:p>
          </table:table-cell>
          <table:table-cell table:formula="of:=HYPERLINK([.N16];&quot;Ebay Pro&quot;)" office:value-type="string" office:string-value="Ebay Pro" calcext:value-type="string">
            <text:p>Ebay Pr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ogitech B100 Optical Mouse USB</text:p>
          </table:table-cell>
          <table:table-cell office:value-type="string" calcext:value-type="string">
            <text:p>910-003357</text:p>
          </table:table-cell>
          <table:table-cell office:value-type="float" office:value="25" calcext:value-type="float">
            <text:p>25</text:p>
          </table:table-cell>
          <table:table-cell office:value-type="float" office:value="3.56" calcext:value-type="float">
            <text:p>3.56</text:p>
          </table:table-cell>
          <table:table-cell table:formula="of:=[.E17]*[.F17]" office:value-type="float" office:value="89" calcext:value-type="float">
            <text:p>89.00</text:p>
          </table:table-cell>
          <table:table-cell office:value-type="string" calcext:value-type="string">
            <text:p>https://www.logitech.com/en-us/products/mice/b100-usb-mouse.910-001439.html</text:p>
          </table:table-cell>
          <table:table-cell table:formula="of:=HYPERLINK([.H17];&quot;Official Link&quot;)" office:value-type="string" office:string-value="Official Link" calcext:value-type="string">
            <text:p>Official Link</text:p>
          </table:table-cell>
          <table:table-cell office:value-type="string" calcext:value-type="string">
            <text:p>https://geizhals.de/logitech-b100-optical-mouse-910-003357-a810968.html</text:p>
          </table:table-cell>
          <table:table-cell table:formula="of:=HYPERLINK([.J17];&quot;Geizhals&quot;)" office:value-type="string" office:string-value="Geizhals" calcext:value-type="string">
            <text:p>Geizhals</text:p>
          </table:table-cell>
          <table:table-cell office:value-type="string" calcext:value-type="string">
            <text:p>https://www.google.com/search?q=Logitech+B100+buy&amp;tbm=shop</text:p>
          </table:table-cell>
          <table:table-cell table:formula="of:=HYPERLINK([.L17];&quot;Google Buy&quot;)" office:value-type="string" office:string-value="Google Buy" calcext:value-type="string">
            <text:p>Google Buy</text:p>
          </table:table-cell>
          <table:table-cell office:value-type="string" calcext:value-type="string">
            <text:p>https://www.ebay.com/sch/i.html?_nkw=Logitech+B100&amp;LH_SellerType=2</text:p>
          </table:table-cell>
          <table:table-cell table:formula="of:=HYPERLINK([.N17];&quot;Ebay Pro&quot;)" office:value-type="string" office:string-value="Ebay Pro" calcext:value-type="string">
            <text:p>Ebay Pr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ble</text:p>
          </table:table-cell>
          <table:table-cell office:value-type="string" calcext:value-type="string">
            <text:p>DeLOCK DisplayPort to HDMI Adapter Cable 1m</text:p>
          </table:table-cell>
          <table:table-cell office:value-type="float" office:value="82586" calcext:value-type="float">
            <text:p>82586</text:p>
          </table:table-cell>
          <table:table-cell office:value-type="float" office:value="22" calcext:value-type="float">
            <text:p>22</text:p>
          </table:table-cell>
          <table:table-cell office:value-type="float" office:value="14.84" calcext:value-type="float">
            <text:p>14.84</text:p>
          </table:table-cell>
          <table:table-cell table:formula="of:=[.E18]*[.F18]" office:value-type="float" office:value="326.48" calcext:value-type="float">
            <text:p>326.48</text:p>
          </table:table-cell>
          <table:table-cell office:value-type="string" calcext:value-type="string">
            <text:p>https://www.delock.com/produkt/82586/merkmale.html</text:p>
          </table:table-cell>
          <table:table-cell table:formula="of:=HYPERLINK([.H18];&quot;Official Link&quot;)" office:value-type="string" office:string-value="Official Link" calcext:value-type="string">
            <text:p>Official Link</text:p>
          </table:table-cell>
          <table:table-cell office:value-type="string" calcext:value-type="string">
            <text:p>https://geizhals.de/delock-displayport-1-1-hdmi-adapterkabel-1m-82586-a675549.html</text:p>
          </table:table-cell>
          <table:table-cell table:formula="of:=HYPERLINK([.J18];&quot;Geizhals&quot;)" office:value-type="string" office:string-value="Geizhals" calcext:value-type="string">
            <text:p>Geizhals</text:p>
          </table:table-cell>
          <table:table-cell office:value-type="string" calcext:value-type="string">
            <text:p>https://www.google.com/search?q=DeLOCK+82586+buy&amp;tbm=shop</text:p>
          </table:table-cell>
          <table:table-cell table:formula="of:=HYPERLINK([.L18];&quot;Google Buy&quot;)" office:value-type="string" office:string-value="Google Buy" calcext:value-type="string">
            <text:p>Google Buy</text:p>
          </table:table-cell>
          <table:table-cell office:value-type="string" calcext:value-type="string">
            <text:p>https://www.ebay.com/sch/i.html?_nkw=DeLOCK+DisplayPort+HDMI+1m&amp;LH_SellerType=2</text:p>
          </table:table-cell>
          <table:table-cell table:formula="of:=HYPERLINK([.N18];&quot;Ebay Pro&quot;)" office:value-type="string" office:string-value="Ebay Pro" calcext:value-type="string">
            <text:p>Ebay Pro</text:p>
          </table:table-cell>
        </table:table-row>
        <table:table-row table:style-name="ro1">
          <table:table-cell table:number-columns-repeated="6"/>
          <table:table-cell table:formula="of:=SUM([.G2:.G18])" office:value-type="float" office:value="2989.15" calcext:value-type="float">
            <text:p>2989.15</text:p>
          </table:table-cell>
          <table:table-cell table:number-columns-repeated="8"/>
        </table:table-row>
        <table:table-row table:style-name="ro1" table:number-rows-repeated="1048556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hardware.A1:hardware.O1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24T19:37:47.007924954</dc:date>
    <meta:editing-duration>PT45M48S</meta:editing-duration>
    <meta:editing-cycles>1</meta:editing-cycles>
    <meta:document-statistic meta:table-count="1" meta:cell-count="267" meta:object-count="0"/>
    <meta:generator>LibreOffice/25.2.6.2$Linux_AARCH64 LibreOffice_project/520$Build-2</meta:generator>
  </office:meta>
</office:document-meta>
</file>